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60c9e" officeooo:paragraph-rsid="00060c9e" style:font-size-asian="15.75pt" style:font-size-complex="18pt"/>
    </style:style>
    <style:style style:name="P2" style:family="paragraph" style:parent-style-name="Standard">
      <style:paragraph-properties fo:text-align="start" style:justify-single-word="false"/>
      <style:text-properties fo:font-size="18pt" officeooo:rsid="00060c9e" officeooo:paragraph-rsid="00060c9e" style:font-size-asian="15.75pt" style:font-size-complex="18pt"/>
    </style:style>
    <style:style style:name="P3" style:family="paragraph" style:parent-style-name="Standard">
      <style:paragraph-properties fo:text-align="start" style:justify-single-word="false"/>
      <style:text-properties fo:font-size="18pt" fo:font-weight="bold" officeooo:rsid="0009685c" officeooo:paragraph-rsid="0009685c"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officeooo:rsid="00060c9e" officeooo:paragraph-rsid="00060c9e"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2pt" officeooo:rsid="00060c9e" officeooo:paragraph-rsid="00060c9e" style:font-size-asian="10.5pt" style:font-size-complex="12pt"/>
    </style:style>
    <style:style style:name="P6" style:family="paragraph" style:parent-style-name="Standard">
      <style:paragraph-properties fo:text-align="start" style:justify-single-word="false"/>
      <style:text-properties fo:font-size="12pt" fo:font-weight="normal" officeooo:rsid="00060c9e" officeooo:paragraph-rsid="00060c9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9685c" officeooo:paragraph-rsid="00119d9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685c" officeooo:paragraph-rsid="00149fc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officeooo:rsid="0009685c" officeooo:paragraph-rsid="00149fc9"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6pt" fo:font-weight="bold" officeooo:rsid="00060c9e" officeooo:paragraph-rsid="00060c9e" style:font-size-asian="14pt" style:font-weight-asian="bold" style:font-size-complex="16pt" style:font-weight-complex="bold"/>
    </style:style>
    <style:style style:name="T1" style:family="text">
      <style:text-properties officeooo:rsid="00064bec"/>
    </style:style>
    <style:style style:name="T2" style:family="text">
      <style:text-properties officeooo:rsid="000b30b3"/>
    </style:style>
    <style:style style:name="T3" style:family="text">
      <style:text-properties fo:font-weight="bold" officeooo:rsid="00119d95"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2 Report</text:p>
      <text:p text:style-name="P1">Kush K Dave (SID# 91443886)</text:p>
      <text:p text:style-name="P2"/>
      <text:p text:style-name="P5"/>
      <text:p text:style-name="P4">1. Project Description</text:p>
      <text:p text:style-name="P10"/>
      <text:p text:style-name="P6">This project’s goal was to understand and see in practice the multithreadded capabilities of Raspberry Pi. The raspberry Pi is based on a quad core processor clocked at 1.4 GHz, therefore it is possible to implement code that can take full benefit of running multiple threads in parallel on all 4 cores. As a result we most likely should obtain a gain in performance in the form of reduced execution time but at the same time, we suffer a loss in efficiency where more power is consumed in running multiple threads across the 4 cores. <text:span text:style-name="T1">However, since I lack the hardware to accurately measure the power consumption, this report does not discuss the relation between multi-threading and increased power draw, but since I could measure time accurately by calling the command ‘time’ attributed to /usr/bin/time, I have concrete proof that multithreading indeed increases performance significantly.</text:span></text:p>
      <text:p text:style-name="P6"/>
      <text:p text:style-name="P3">2. Experimental Setup</text:p>
      <text:p text:style-name="P3"/>
      <text:p text:style-name="P7">From the hardware perspective, the setup was very simple and included just plugging power and necessary IO such as keyboard, mouse, WIFI and, a monitor to my Raspberry Pi. No modifications had to be made in order to enable multi threading on the Raspberry Pi. For this project, 2 different implementations of multithreading available to us were used. They are OpenMP and Pthreads. </text:p>
      <text:p text:style-name="P7"/>
      <text:p text:style-name="P8"><text:span text:style-name="T3">1. Pthread: </text:span>Pthreads or POSIX threads, are the basic C implementation of multi-threading. Threads share the same global data (data and heap segments) but each thread has its own stack. <text:span text:style-name="T2">For this project, we implemented the ‘blur_y’ method for the original canny edge program using multiple threads. To include pthreads in our .c file, we simple add include the header ‘&lt;pthread.h&gt;’ and while compiling, we use the flag ‘-lpthread’ to link the pthread library. The variable ‘N_T’ designates how many threads we want to create and accordingly, we create an array of threads named ‘thread’. Since our ‘blur_y’ function takes more than 1 argument, we create a struct called ‘thread_args_y’ which has fields for image, number of rows, columns, row_s which designates the first row that the thread has to operate on and row_e which designates the last row that the thread has to operate on, center which designates the center of the image, ‘tempim’ which hold the intermediate image, ‘kernel’ which is a 1-D gaussian kernel and ‘smoothedim’ which is the smoothed image. This struct is constructed in the ‘blur_y’ function and is populated by the incoming arguments in the form of a void pointer which is type casted into ‘thread_args_y’ pointer and dereferenced accordingly to assign the fields. After that, the simple blur_y method can be used to carry out the smoothing of the image. The threads are created using the function ‘pthread_create’ which takes a pointer to the thread, pointer to the function to be executed and function arguments in the form of thread_args_y pointer. After then, a for loop loops over all the threads to check and wait for these threads to finish executing and that is how pthreads can be used to increase the performance of our program. I conducted 2 experiments with the pthread version of canny edge. Firstly, I compared the time take for the simple version to finish executing and the pthread version where only ‘blur_x’ was multithreadded whereas ‘blur_y’ wasn’t and then I compared the difference between simple version and pthread version where both the blur functions we implemented using pthreads. The results and modifications to the code are listed in the results section. The main </text:span><text:soft-page-break/><text:span text:style-name="T2">point of difference between the pthread version and the simple version is that instead of having 2 for loops that do all the work on 1 processor, the image is split evenly between the 4 threads and and the blur can be applied horizontally first using all 4 threads working on different parts of the image using the ‘blur_x’ function and then after implementing the ‘blur_y’ function, the vertical blur can be applied in a similar manner. This increases the performance significantly and even may be crucial in time-critical applications.</text:span></text:p>
      <text:p text:style-name="P8"/>
      <text:p text:style-name="P9">2. Open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09:14:31.297354926</meta:creation-date>
    <dc:date>2019-10-29T10:31:52.688845957</dc:date>
    <meta:editing-duration>PT1H17M14S</meta:editing-duration>
    <meta:editing-cycles>16</meta:editing-cycles>
    <meta:generator>LibreOffice/6.0.7.3$Linux_X86_64 LibreOffice_project/00m0$Build-3</meta:generator>
    <meta:document-statistic meta:table-count="0" meta:image-count="0" meta:object-count="0" meta:page-count="2" meta:paragraph-count="8" meta:word-count="678" meta:character-count="4124" meta:non-whitespace-character-count="3453"/>
  </office:meta>
</office:document-meta>
</file>